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edi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rsonal Emergenc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il to report i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mok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mbustio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ater flo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ull Statio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uc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lam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ear Alar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ni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Dures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ilent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udibl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Duress - Access grante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uress - Egress grante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rglar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rimeter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nterior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4 Hour (Safe)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Entry/Exi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ay/Night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Outdoor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amper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ear alar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ntrusion Verifier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eneral Alar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olling loop op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olling loop shor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xpansion module failur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nsor tamp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Expansion module tamp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ilent Burglar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nsor Supervision Failu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4 Hour Non-Burglar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as Detecte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frigerati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Loss of heat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Water Leakag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oil Break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ay Troubl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ow bottled gas level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igh temp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ow temp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Loss of air flow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rbon Monoxide detecte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ank level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ire Supervisory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ow water pressur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ow CO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ate valve senso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ow water leve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ump activated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ump failur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ystem Troubl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C Loss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Low system battery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AM checksum bad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ROM checksum ba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ystem reset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anel programming change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elf-test failur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ystem shutdow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attery test failur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ound fault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ttery Missing/Dead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ower Supply Overcurrent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Engineer Reset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ounder/Relay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ll 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Bell 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Alarm relay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rouble relay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eversing relay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otification Appliance Ckt. #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otification Appliance Ckt. #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ystem Peripheral troubl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olling loop ope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lling loop short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xpansion module failur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peater failur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ocal printer out of paper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Local printer failur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xp. Module DC Los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Exp. Module Low Battery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xp. Module Reset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xp. Module Tamper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xp. Module AC Los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Exp. Module self-test fail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F Receiver Jam Detect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ommunication troubl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elco 1 fault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elco 2 faul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ong Range Radio xmitter fault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ailure to communicate event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oss of Radio supervision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oss of central pollin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Long Range Radio VSWR problem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rotoection loop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rotection loop ope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otection loop short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ire troubl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Exit error alarm (zone)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anic zone troubl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old-up zone trouble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winger troubl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ross-zone troubl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ensor troubl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oss of supervision - RF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Loss of supervision - RPM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ensor tamper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F low battery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moke detector Hi sensitivity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Smoke detector Low sensitivity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ntrusion detector Hi sensitivity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ntrusion detector Low sensitivity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nsor self-test failur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ensor Watch troubl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rift Compensation Error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aintenance Alert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pen/Clos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/C by user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oup O/C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utomatic O/C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ate to O/C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ferred O/C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ncel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emote arm/disarm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Quick arm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Keyswitch O/C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llback request mad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uccessful download/acces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Unsuccessful access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ystem shutdown command received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ialer shutdown command received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uccessful Upload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ccess denied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ccess report by user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Forced Acces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gress Denied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gress Granted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ccess Door propped open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ccess point Door Status Monitor troubl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ccess point Request To Exit troubl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cess program mode entr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Access program mode exit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ccess threat level change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ccess relay/trigger fail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ccess RTE shunt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ccess DSM shunt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rmed STAY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Keyswitch Armed STAY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xception O/C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Early O/C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Late O/C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Failed to Open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ailed to Close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uto-arm Failed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artial Arm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xit Error (user)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User on Premise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cent Close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rong Code Entry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egal Code Entry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Re-arm after Alarm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uto-arm Time Extended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anic Alarm Reset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ervice On/Off Premise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ccess reader disabl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Sounder/Relay disable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ll 1 disable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ll 2 disabl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larm relay disabl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rouble relay disabl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Reversing relay disable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otification Appliance Ckt. #3 disabl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otification Appliance Ckt. #4 disabl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odule Added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odule Removed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ialer disabled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adio transmitter disabled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mote Upload/Download disabled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ne/Sensor bypas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ire bypas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24 Hour zone bypas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urg. bypas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roup bypass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winger bypas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ccess zone shunt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ccess point bypas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nual trigger test report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eriodic test report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eriodic RF transmission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ire test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tatus report to follow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Listen-In to follow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Walk test mod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eriodic test - System Trouble Present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deo Xmitter activ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oint tested OK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oint not tested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Intrusion Zone Walk Tested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Fire Zone Walk Tested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anic Zone Walk Tested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rvice Request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Event Log reset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Event Log 50% full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Event Log 90% full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vent Log overflow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Time/Date reset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Date/Time inaccurat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rogram mode entr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rogram mode exit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32 Hour Event Log marker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chedule chang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Exception schedule chang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ccess schedule chang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nior Watch Troubl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Latch-key Supervision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Reserved for Ademco Us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Reserved for Ademco Us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Reserved for Ademco Us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ystem Inactivity</text:p>
          </table:table-cell>
        </table:table-row>
        <table:table-row table:style-name="ro1" table:number-rows-repeated="104835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5T14:50:45.437000000</meta:creation-date>
    <dc:date>2023-03-05T15:07:06.769000000</dc:date>
    <meta:editing-duration>PT16M22S</meta:editing-duration>
    <meta:editing-cycles>1</meta:editing-cycles>
    <meta:document-statistic meta:table-count="1" meta:cell-count="450" meta:object-count="0"/>
    <meta:generator>LibreOffice/7.4.3.2$Windows_X86_64 LibreOffice_project/1048a8393ae2eeec98dff31b5c133c5f1d08b890</meta:generator>
  </office:meta>
</office:document-meta>
</file>